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tab-stops>
          <style:tab-stop style:position="207.65000000000pt" style:type="center" style:leader-type="none" style:leader-style="none" style:leader-width="auto" style:leader-color="font-color"/>
          <style:tab-stop style:position="415.30000000000pt" style:type="right" style:leader-type="none" style:leader-style="none" style:leader-width="auto" style:leader-color="font-color"/>
        </style:tab-stops>
      </style:paragraph-properties>
      <style:text-properties fo:color="#000000"/>
    </style:style>
    <style:style style:name="P2" style:family="paragraph">
      <style:text-properties fo:color="#000000"/>
    </style:style>
    <style:style style:name="P3" style:parent-style-name="Date" style:family="paragraph">
      <style:paragraph-properties style:master-page-name="Standard1"/>
      <style:text-properties fo:color="#000000"/>
    </style:style>
    <style:style style:name="P4" style:parent-style-name="Title" style:family="paragraph">
      <style:text-properties fo:color="#000000"/>
    </style:style>
    <style:style style:name="P5" style:parent-style-name="Author" style:family="paragraph">
      <style:text-properties fo:color="#000000"/>
    </style:style>
    <style:style style:name="P6" style:parent-style-name="Date" style:family="paragraph">
      <style:text-properties fo:color="#000000"/>
    </style:style>
    <style:style style:name="P7" style:parent-style-name="AbstractTitle" style:family="paragraph">
      <style:text-properties fo:color="#000000"/>
    </style:style>
    <style:style style:name="P8" style:parent-style-name="AbstractText" style:family="paragraph">
      <style:text-properties fo:color="#000000"/>
    </style:style>
    <style:style style:name="P9" style:parent-style-name="Heading1" style:family="paragraph">
      <style:text-properties fo:color="#000000"/>
    </style:style>
    <style:style style:name="P10" style:parent-style-name="ListParagraph" style:family="paragraph">
      <style:text-properties fo:color="#000000"/>
    </style:style>
    <style:style style:name="P11" style:family="paragraph">
      <style:paragraph-properties fo:margin-left="53.000000000000000pt" fo:text-align="left"/>
      <style:text-properties fo:color="#000000"/>
    </style:style>
    <style:style style:name="T1" style:family="text">
      <style:text-properties fo:color="#0000ff" style:text-underline-style="solid" style:text-underline-type="single"/>
    </style:style>
    <style:style style:name="T2" style:parent-style-name="Hyperlink" style:family="text"/>
    <style:style style:name="P12" style:family="paragraph">
      <style:paragraph-properties fo:margin-bottom="10.000000000000000pt" fo:margin-left="3.300000000000000pt" fo:text-align="left">
        <style:tab-stops>
          <style:tab-stop style:position="141.75000000000pt" style:type="left" style:leader-type="none" style:leader-style="none" style:leader-width="auto" style:leader-color="font-color"/>
        </style:tab-stops>
      </style:paragraph-properties>
      <style:text-properties fo:color="#000000"/>
    </style:style>
    <style:style style:name="P13" style:family="paragraph">
      <style:paragraph-properties fo:margin-bottom="10.000000000000000pt" fo:margin-left="3.300000000000000pt" fo:text-align="left"/>
      <style:text-properties fo:color="#000000"/>
    </style:style>
    <style:style style:name="P14" style:family="paragraph"/>
    <style:style style:name="P15" style:family="paragraph">
      <style:paragraph-properties fo:margin-bottom="0.000000000000000pt" fo:margin-left="21.300000000000001pt" fo:margin-right="-28.000000000000000pt" fo:text-align="left"/>
      <style:text-properties fo:color="#000000"/>
    </style:style>
    <style:style style:name="T3" style:family="text">
      <style:text-properties fo:font-family="Courier New" fo:font-size="10.000000000000000pt"/>
    </style:style>
    <style:style style:name="P16" style:family="paragraph">
      <style:paragraph-properties fo:margin-left="36.000000000000000pt"/>
      <style:text-properties fo:color="#000000"/>
    </style:style>
  </office:automatic-styles>
  <office:body>
    <office:text>
      <text:tracked-changes/>
      <text:page-sequence>
        <text:page text:master-page-name="Standard1"/>
        <text:page text:master-page-name="Standard1"/>
        <text:page text:master-page-name="Standard1"/>
        <text:page text:master-page-name="Standard1"/>
      </text:page-sequence>
      <text:p text:style-name="P3">Australian Synchrotron Technical Note AS-200906-01</text:p>
      <text:p text:style-name="P4">Qt CA Framework -Getting Started</text:p>
      <text:p text:style-name="P5">Author: Andrew Rhyder</text:p>
      <text:p text:style-name="P6">26 October 2010</text:p>
      <text:p text:style-name="P7">Abstract</text:p>
      <text:p text:style-name="P8">Details on configuring an application development environment where the Qt CA Framework will be used.</text:p>
      <text:p text:style-name="P9">Introduction</text:p>
      <text:p text:style-name="P2">The Qt CA Framework can be used in three ways:</text:p>
      <text:p text:style-name="P10">Code Free GUI development using Qt’s Designer application with the Qt CA Framework plugins to design GUIs, and the ASgui application to present GUIs to users.</text:p>
      <text:p text:style-name="P10">Code Rich GUI development using Qt’s application development framework with the Qt CA Framework plugins to design GUI applications.</text:p>
      <text:p text:style-name="P10">Console application development using Qt’s application development framework with the Qt CA Framework data classes to design console applications that can access EPICS data<text:s/></text:p>
      <text:p text:style-name="P2">This document guides setting up the development environment used to build either the run time environment required for Code Free GUI development, or to develop GUI or console applications.</text:p>
      <text:p text:style-name="P2">What configuration is required depends on how the framework will be used. The following usages are typical:</text:p>
      <text:p text:style-name="P10">Building the run time environment used for code free GUI development</text:p>
      <text:p text:style-name="P10">Writing applications that link to QCa widgets</text:p>
      <text:p text:style-name="P10">Laying out forms in creator</text:p>
      <text:p text:style-name="P10">Laying out forms in designer</text:p>
      <text:p text:style-name="P10">Writing applications that dynamically load UI files</text:p>
      <text:p text:style-name="P2">Configuration required for each of the above usages is included in this document.</text:p>
      <text:p text:style-name="P9">Prerequisites</text:p>
      <text:p text:style-name="P10">Qt 4.7At the time of writing, the Qt CA Framework is being developed using Qt 4.7. Depending on requirements the following Qt components are required:</text:p>
      <text:p text:style-name="P10">Application development – Qt SDK 2010-05</text:p>
      <text:p text:style-name="P11">or</text:p>
      <text:p text:style-name="P10">Application runtime – Qt Libraries 4.7.1</text:p>
      <text:p text:style-name="P11">both components are available from<text:s/><text:a xlink:type="simple" xlink:href="http://qt.nokia.com/downloads"><text:s/></text:a><text:a xlink:type="simple" xlink:href="http://qt.nokia.com/downloads">http://qt.nokia.com/downloads</text:a><text:a xlink:type="simple" xlink:href="http://qt.nokia.com/downloads"><text:s/></text:a><text:s/>Note, the Qt Libraries are available via repositories for most major Linux distributions.</text:p>
      <text:p text:style-name="P10">Qwt - Qt Widgets for Technical ApplicationsThe Qt CA Framework uses Qwt for plotting. The appropriate version of Qwt is included with the Qt CA framework and must be built before the QCa plugins can be built.The Qwt run time libraries must be installed before using the QCa plugin library.</text:p>
      <text:p text:style-name="P10">The Qt library dependencies should be managed when installing from a Linux distribution repository. The dependencies may not be accommodated when installing Qt using downloaded binaries from Nokia. One common dependency problem has been older versions of freetype and fontconfig on RedHat EL 5. Installing freetype-2.4.3 and fontconfig-2.8.0 on RedHat EL 5 resolves this dependency issue.</text:p>
      <text:p text:style-name="P9">Setting up your environment</text:p>
      <text:p text:style-name="P2">The following environment variables are used by the Qt project files in the QCa framework:</text:p>
      <table:table>
        <table:table-column/>
        <table:table-column/>
        <table:table-row>
          <table:table-cell rowSpan="1" columnSpan="1">
            <text:p text:style-name="P10">QTCREATOR</text:p>
          </table:table-cell>
          <table:table-cell rowSpan="1" columnSpan="1">
            <text:p text:style-name="P12">Used by QCa plugin project file to locate creator debug macros</text:p>
          </table:table-cell>
        </table:table-row>
        <table:table-row>
          <table:table-cell rowSpan="1" columnSpan="1">
            <text:p text:style-name="P10">QCAFRAMEWORK</text:p>
          </table:table-cell>
          <table:table-cell rowSpan="1" columnSpan="1">
            <text:p text:style-name="P13">Used by QCa application and components to locate QCa framework</text:p>
          </table:table-cell>
        </table:table-row>
      </table:table>
      <text:p text:style-name="P14"/>
      <text:p text:style-name="P2">The following script is typical of a script to set up these variables, extend the path to allow command line access to qtcreator and designer, and set up an appropriate EPICS environment.</text:p>
      <text:p text:style-name="P15"><text:span text:style-name="T3">#=============================</text:span></text:p>
      <text:p text:style-name="P15"><text:span text:style-name="T3"># Qt</text:span></text:p>
      <text:p text:style-name="P15"><text:span text:style-name="T3">#=============================</text:span></text:p>
      <text:p text:style-name="P15"><text:span text:style-name="T3"># Current Qt installation used for QCa development</text:span></text:p>
      <text:p text:style-name="P15"><text:span text:style-name="T3">export QCAQTDIR=~/qtsdk-2010.05</text:span></text:p>
      <text:p text:style-name="P15"/>
      <text:p text:style-name="P15"><text:span text:style-name="T3"># Used by QCa plugin project file to locate creator debug macros</text:span></text:p>
      <text:p text:style-name="P15"><text:span text:style-name="T3">export QTCREATOR=$QCAQTDIR/share/qtcreator</text:span></text:p>
      <text:p text:style-name="P15"/>
      <text:p text:style-name="P15"><text:span text:style-name="T3"># Used by QCa applications and components to locate QCa framwork<text:s/></text:span></text:p>
      <text:p text:style-name="P15"><text:span text:style-name="T3">export QCAFRAMEWORK=~/epicsqt/ca_framework</text:span></text:p>
      <text:p text:style-name="P15"/>
      <text:p text:style-name="P15"><text:span text:style-name="T3"># Extend path to pick up designer</text:span></text:p>
      <text:p text:style-name="P15"><text:span text:style-name="T3">export PATH=$PATH:$QCAQTDIR/qt/bin</text:span></text:p>
      <text:p text:style-name="P15"/>
      <text:p text:style-name="P15"><text:span text:style-name="T3"># Extend path to pick up qtcreator</text:span></text:p>
      <text:p text:style-name="P15"><text:span text:style-name="T3">export PATH=$PATH:$QCAQTDIR/bin</text:span></text:p>
      <text:p text:style-name="P15"/>
      <text:p text:style-name="P15"><text:span text:style-name="T3">#=============================</text:span></text:p>
      <text:p text:style-name="P15"><text:span text:style-name="T3"># EPICS</text:span></text:p>
      <text:p text:style-name="P15"><text:span text:style-name="T3">#=============================</text:span></text:p>
      <text:p text:style-name="P15"><text:span text:style-name="T3">export EPICS_BASE=/epics/base</text:span></text:p>
      <text:p text:style-name="P15"><text:span text:style-name="T3">export EPICS_HOST_ARCH=linux-x86_64</text:span></text:p>
      <text:p text:style-name="P15"><text:span text:style-name="T3">export EPICS_TOP=${EPICS_BASE}</text:span></text:p>
      <text:p text:style-name="P15"><text:span text:style-name="T3">export EPICS_EXTENSIONS=${EPICS_BASE}/extensions</text:span></text:p>
      <text:p text:style-name="P15"><text:span text:style-name="T3">export EPICS_CA_ADDR_LIST=127.0.0.1</text:span></text:p>
      <text:p text:style-name="P9">Building the run time environment used for code free GUI development</text:p>
      <text:p text:style-name="P2">Build the following Qt CA Framework projects:</text:p>
      <text:p text:style-name="P10">epicsqt/ca_framework/qwt-5.2.1/qwt.pro</text:p>
      <text:p text:style-name="P10">epicsqt/ca_framework/plugins/QCaDesignerPlugin.pro</text:p>
      <text:p text:style-name="P10">epicsqt/applications/ASguiApp/ASgui.pro</text:p>
      <text:p text:style-name="P2">Deploy the following components:</text:p>
      <text:p text:style-name="P10">Qt’s Designer</text:p>
      <text:p text:style-name="P10">Qt’s run time libraries</text:p>
      <text:p text:style-name="P10">Qt CA Framework libQCaPlugin.so plugin library</text:p>
      <text:p text:style-name="P10">Qt CA Framework ASgui application</text:p>
      <text:p text:style-name="P9">Writing applications that link to QCa widgets</text:p>
      <text:p text:style-name="P2">When writing applications that link to QCa widgets, the following line should be included in the Qt project file:</text:p>
      <text:p text:style-name="P2">LIBS += -L$$(QCAFRAMEWORK)/plugins -lQCaPlugin</text:p>
      <text:p text:style-name="P2">(Note, the environment variable QCAFRAMEWORK points to the QCa development framework)</text:p>
      <text:p text:style-name="P2">For the above to work the Qca plugin library must be ready for use by the linker. This can be done as follows:</text:p>
      <text:p text:style-name="P2">The QCa plugin library (or a link to it) should exist as follows:</text:p>
      <text:p text:style-name="P16">/usr/lib/libQCaPlugin.so</text:p>
      <text:p text:style-name="P2">The following command should be run to cache the plugin library</text:p>
      <text:p text:style-name="P2">ldconfig</text:p>
      <text:p text:style-name="P9">Laying out forms in creator</text:p>
      <text:p text:style-name="P2">If the QCa plugins are to be used when laying out forms in creator, the QCa plugin library <text:s/>(or a link to it) should exist as follows:</text:p>
      <text:p text:style-name="P2">$QCAQTDIR/bin/designer/libQCaPlugin.so</text:p>
      <text:p text:style-name="P2">(Note, the environment variable QCAQTDIR should be set to point to the version of Qt used for QCa development)</text:p>
      <text:p text:style-name="P9">Laying out forms in designer</text:p>
      <text:p text:style-name="P2">If the QCa plugins are to be used when laying out forms in designer, the QCa plugin library (or a link to it) should exist as follows:</text:p>
      <text:p text:style-name="P2">$QCAQTDIR/qt/plugins/designer/libQCaPlugin.so</text:p>
      <text:p text:style-name="P2">(Note, the environment variable QCAQTDIR should be set to point to the version of Qt used for QCa development)</text:p>
      <text:p text:style-name="P9">Writing applications that dynamically load UI files</text:p>
      <text:p text:style-name="P2">When writing applications that dynamically load UI files (using QUiLoader), where the UI files include QCa plugins, the QCa plugin library (or a link to it) should exist as follows:</text:p>
      <text:p text:style-name="P2">&lt;your-executable-directory&gt;/designer/libQCaPlugin.so</text:p>
      <text:p text:style-name="P2">Alternatively, your application can specify where QUiLoader should search for the plugin using QUiLoader::addPluginPath()</text:p>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fo:line-height="115%" fo:margin-bottom="10.006316547399999pt" fo:margin-top="0.000000000000000pt" style:tab-stop-distance="35.461478755799995pt" style:writing-mode="page"/>
      <style:text-properties fo:country="GB" fo:font-family="Calibri" fo:font-size="11.000000000000000pt" fo:language="en" style:letter-kerning="true"/>
    </style:default-style>
    <style:style style:name="Title" style:display-name="Title" style:family="paragraph">
      <style:paragraph-properties fo:line-height="115%" fo:margin-bottom="3.000000000000000pt" fo:margin-top="12.000000000000000pt" fo:text-align="center" style:tab-stop-distance="35.461478755799995pt" style:writing-mode="page"/>
      <style:text-properties fo:country="GB" fo:font-family="Calibri" fo:font-size="20.000000000000000pt" fo:font-weight="bold" fo:language="en" style:letter-kerning="true"/>
    </style:style>
    <style:style style:name="Text_20body" style:display-name="Text body" style:family="paragraph">
      <style:paragraph-properties fo:line-height="115%" fo:margin-bottom="6.009459229600000pt" fo:margin-top="0.000000000000000pt" style:tab-stop-distance="35.461478755799995pt" style:writing-mode="lr-tb"/>
      <style:text-properties fo:country="GB" fo:font-family="Calibri" fo:font-size="11.000000000000000pt" fo:language="en" style:letter-kerning="true"/>
    </style:style>
    <style:style style:name="Heading" style:display-name="Heading" style:family="paragraph" style:next-style-name="Text_20body">
      <style:paragraph-properties fo:line-height="115%" fo:margin-bottom="6.009459229600000pt" fo:margin-top="11.990571953400000pt" style:tab-stop-distance="35.461478755799995pt" style:writing-mode="lr-tb"/>
      <style:text-properties fo:country="GB" fo:font-family="Arial" fo:font-size="14.000000000000000pt" fo:language="en" style:letter-kerning="true"/>
    </style:style>
    <style:style style:name="Heading1" style:display-name="Heading1" style:family="paragraph">
      <style:paragraph-properties fo:line-height="115%" fo:margin-bottom="5.000000000000000pt" fo:margin-top="12.000000000000000pt" style:tab-stop-distance="35.461478755799995pt" style:writing-mode="page"/>
      <style:text-properties fo:country="GB" fo:font-family="Calibri" fo:font-size="16.000000000000000pt" fo:font-weight="bold" fo:language="en" style:letter-kerning="true"/>
    </style:style>
    <style:style style:name="Heading2" style:display-name="Heading2" style:family="paragraph">
      <style:paragraph-properties fo:line-height="115%" fo:margin-bottom="3.000000000000000pt" fo:margin-top="12.000000000000000pt" style:tab-stop-distance="35.461478755799995pt" style:writing-mode="page"/>
      <style:text-properties fo:country="GB" fo:font-family="Calibri" fo:font-size="14.000000000000000pt" fo:font-weight="bold" fo:language="en" style:letter-kerning="true"/>
    </style:style>
    <style:style style:name="Heading3" style:display-name="Heading3" style:family="paragraph">
      <style:paragraph-properties fo:line-height="115%" fo:margin-bottom="3.000000000000000pt" fo:margin-top="12.000000000000000pt" style:tab-stop-distance="35.461478755799995pt" style:writing-mode="page"/>
      <style:text-properties fo:country="GB" fo:font-family="Calibri" fo:font-size="13.000000000000000pt" fo:font-weight="bold" fo:language="en" style:letter-kerning="true"/>
    </style:style>
    <style:style style:name="Heading4" style:display-name="Heading4" style:family="paragraph">
      <style:paragraph-properties fo:line-height="115%" fo:margin-bottom="3.000000000000000pt" fo:margin-top="12.000000000000000pt" style:tab-stop-distance="35.461478755799995pt" style:writing-mode="page"/>
      <style:text-properties fo:country="GB" fo:font-size="14.000000000000000pt" fo:font-weight="bold" fo:language="en" style:letter-kerning="true"/>
    </style:style>
    <style:style style:name="Heading5" style:display-name="Heading5" style:family="paragraph">
      <style:paragraph-properties fo:line-height="115%" fo:margin-bottom="3.000000000000000pt" fo:margin-top="12.000000000000000pt" style:tab-stop-distance="35.461478755799995pt" style:writing-mode="page"/>
      <style:text-properties fo:country="GB" fo:font-family="Calibri" fo:font-size="13.000000000000000pt" fo:font-style="italic" fo:font-weight="bold" fo:language="en" style:letter-kerning="true"/>
    </style:style>
    <style:style style:name="Author" style:display-name="Author" style:family="paragraph">
      <style:paragraph-properties fo:line-height="115%" fo:margin-bottom="10.006316547399999pt" fo:margin-top="12.000000000000000pt" fo:text-align="center" style:tab-stop-distance="35.461478755799995pt" style:writing-mode="page"/>
      <style:text-properties fo:country="GB" fo:font-family="Calibri" fo:font-size="11.000000000000000pt" fo:language="en" style:letter-kerning="true"/>
    </style:style>
    <style:style style:name="Heading6" style:display-name="Heading6" style:family="paragraph">
      <style:paragraph-properties fo:line-height="115%" fo:margin-bottom="3.000000000000000pt" fo:margin-top="12.000000000000000pt" style:tab-stop-distance="35.461478755799995pt" style:writing-mode="page"/>
      <style:text-properties fo:country="GB" fo:font-size="11.000000000000000pt" fo:font-weight="bold" fo:language="en" style:letter-kerning="true"/>
    </style:style>
    <style:style style:name="Header" style:display-name="Header" style:family="paragraph">
      <style:paragraph-properties fo:line-height="115%" fo:margin-bottom="10.006316547399999pt" fo:margin-top="0.000000000000000pt" style:tab-stop-distance="35.461478755799995pt" style:writing-mode="page">
        <style:tab-stops>
          <style:tab-stop style:position="207.65000000000pt" style:type="center" style:leader-type="none" style:leader-style="none" style:leader-width="auto" style:leader-color="font-color"/>
          <style:tab-stop style:position="415.30000000000pt" style:type="right" style:leader-type="none" style:leader-style="none" style:leader-width="auto" style:leader-color="font-color"/>
        </style:tab-stops>
      </style:paragraph-properties>
      <style:text-properties fo:country="GB" fo:font-family="Calibri" fo:font-size="11.000000000000000pt" fo:language="en" style:letter-kerning="true"/>
    </style:style>
    <style:style style:name="ListParagraph" style:display-name="ListParagraph" style:family="paragraph">
      <style:paragraph-properties fo:line-height="115%" fo:margin-bottom="10.006316547399999pt" fo:margin-left="36.000000000000000pt" fo:margin-top="0.000000000000000pt" style:tab-stop-distance="35.461478755799995pt" style:writing-mode="page"/>
      <style:text-properties fo:country="GB" fo:font-family="Calibri" fo:font-size="11.000000000000000pt" fo:language="en" style:letter-kerning="true"/>
    </style:style>
    <style:style style:name="Heading7" style:display-name="Heading7" style:family="paragraph">
      <style:paragraph-properties fo:line-height="115%" fo:margin-bottom="3.000000000000000pt" fo:margin-top="12.000000000000000pt" style:tab-stop-distance="35.461478755799995pt" style:writing-mode="page"/>
      <style:text-properties fo:country="GB" fo:font-size="11.000000000000000pt" fo:language="en" style:letter-kerning="true"/>
    </style:style>
    <style:style style:name="Heading8" style:display-name="Heading8" style:family="paragraph">
      <style:paragraph-properties fo:line-height="115%" fo:margin-bottom="3.000000000000000pt" fo:margin-top="12.000000000000000pt" style:tab-stop-distance="35.461478755799995pt" style:writing-mode="page"/>
      <style:text-properties fo:country="GB" fo:font-size="11.000000000000000pt" fo:font-style="italic" fo:language="en" style:letter-kerning="true"/>
    </style:style>
    <style:style style:name="Heading9" style:display-name="Heading9" style:family="paragraph">
      <style:paragraph-properties fo:line-height="115%" fo:margin-bottom="3.000000000000000pt" fo:margin-left="141.750000000000000pt" fo:margin-top="12.000000000000000pt" style:tab-stop-distance="35.461478755799995pt" style:writing-mode="page"/>
      <style:text-properties fo:country="GB" fo:font-family="Arial" fo:font-size="11.000000000000000pt" fo:language="en" style:letter-kerning="true"/>
    </style:style>
    <style:style style:name="BalloonText" style:display-name="BalloonText" style:family="paragraph">
      <style:paragraph-properties fo:line-height="115%" fo:margin-bottom="10.006316547399999pt" fo:margin-top="0.000000000000000pt" style:tab-stop-distance="35.461478755799995pt" style:writing-mode="page"/>
      <style:text-properties fo:country="GB" fo:font-family="Tahoma" fo:font-size="8.000000000000000pt" fo:language="en" style:letter-kerning="true"/>
    </style:style>
    <style:style style:name="List" style:display-name="List" style:family="paragraph">
      <style:paragraph-properties fo:line-height="115%" fo:margin-bottom="6.009459229600000pt" fo:margin-top="0.000000000000000pt" style:tab-stop-distance="35.461478755799995pt" style:writing-mode="lr-tb"/>
      <style:text-properties fo:country="GB" fo:font-family="Calibri" fo:font-size="11.000000000000000pt" fo:language="en" style:letter-kerning="true"/>
    </style:style>
    <style:style style:name="Balloon_20Text" style:display-name="Balloon Text"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Footer" style:display-name="Footer" style:family="paragraph">
      <style:paragraph-properties fo:line-height="115%" fo:margin-bottom="10.006316547399999pt" fo:margin-top="0.000000000000000pt" style:tab-stop-distance="35.461478755799995pt" style:writing-mode="page">
        <style:tab-stops>
          <style:tab-stop style:position="207.65000000000pt" style:type="center" style:leader-type="none" style:leader-style="none" style:leader-width="auto" style:leader-color="font-color"/>
          <style:tab-stop style:position="415.30000000000pt" style:type="right" style:leader-type="none" style:leader-style="none" style:leader-width="auto" style:leader-color="font-color"/>
        </style:tab-stops>
      </style:paragraph-properties>
      <style:text-properties fo:country="GB" fo:font-family="Calibri" fo:font-size="11.000000000000000pt" fo:language="en" style:letter-kerning="true"/>
    </style:style>
    <style:style style:name="Date" style:display-name="Date" style:family="paragraph">
      <style:paragraph-properties fo:line-height="115%" fo:margin-bottom="10.006316547399999pt" fo:margin-top="12.000000000000000pt" fo:text-align="center" style:tab-stop-distance="35.461478755799995pt" style:writing-mode="page"/>
      <style:text-properties fo:country="GB" fo:font-family="Calibri" fo:font-size="11.000000000000000pt" fo:language="en" style:letter-kerning="true"/>
    </style:style>
    <style:style style:name="BodyTextIndent3" style:display-name="BodyTextIndent3" style:family="paragraph">
      <style:paragraph-properties fo:line-height="115%" fo:margin-bottom="10.006316547399999pt" fo:margin-left="14.150000000000000pt" fo:margin-top="0.000000000000000pt" style:tab-stop-distance="35.461478755799995pt" style:writing-mode="page"/>
      <style:text-properties fo:country="GB" fo:font-family="Calibri" fo:font-size="8.000000000000000pt" fo:language="en" style:letter-kerning="true"/>
    </style:style>
    <style:style style:name="Index" style:display-name="Index"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Figure" style:display-name="Figure" style:family="paragraph" style:next-style-name="FigureCaption">
      <style:paragraph-properties fo:line-height="115%" fo:margin-bottom="10.006316547399999pt" fo:margin-top="12.000000000000000pt" fo:text-align="center" style:tab-stop-distance="35.461478755799995pt" style:writing-mode="page"/>
      <style:text-properties fo:country="GB" fo:font-family="Calibri" fo:font-size="11.000000000000000pt" fo:language="en" style:letter-kerning="true"/>
    </style:style>
    <style:style style:name="BodyTextIndent" style:display-name="BodyTextIndent" style:family="paragraph">
      <style:paragraph-properties fo:line-height="115%" fo:margin-bottom="10.006316547399999pt" fo:margin-left="14.150000000000000pt" fo:margin-top="0.000000000000000pt" style:tab-stop-distance="35.461478755799995pt" style:writing-mode="page"/>
      <style:text-properties fo:country="GB" fo:font-family="Calibri" fo:font-size="11.000000000000000pt" fo:language="en" style:letter-kerning="true"/>
    </style:style>
    <style:style style:name="Standard" style:display-name="Standard"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TableCaptionMultiLine" style:display-name="TableCaptionMultiLine" style:family="paragraph" style:next-style-name="BodyTextIndent">
      <style:paragraph-properties fo:line-height="115%" fo:margin-bottom="3.000000000000000pt" fo:margin-top="3.000000000000000pt" fo:text-align="justify" style:tab-stop-distance="35.461478755799995pt" style:writing-mode="page"/>
      <style:text-properties fo:country="GB" fo:font-family="Garamond" fo:font-size="11.000000000000000pt" fo:language="en" style:letter-kerning="true"/>
    </style:style>
    <style:style style:name="DocumentMap" style:display-name="DocumentMap" style:family="paragraph">
      <style:paragraph-properties fo:background-color="#000080" fo:line-height="115%" fo:margin-bottom="10.006316547399999pt" fo:margin-top="0.000000000000000pt" style:tab-stop-distance="35.461478755799995pt" style:writing-mode="page"/>
      <style:text-properties fo:country="GB" fo:font-family="Tahoma" fo:font-size="11.000000000000000pt" fo:language="en" style:letter-kerning="true"/>
    </style:style>
    <style:style style:name="Caption" style:display-name="Caption" style:family="paragraph">
      <style:paragraph-properties fo:line-height="115%" fo:margin-bottom="6.009459229600000pt" fo:margin-top="6.009459229600000pt" style:tab-stop-distance="35.461478755799995pt" style:writing-mode="lr-tb"/>
      <style:text-properties fo:country="GB" fo:font-family="Calibri" fo:font-size="12.000000000000000pt" fo:font-style="italic" fo:language="en" style:letter-kerning="true"/>
    </style:style>
    <style:style style:name="Document_20Map" style:display-name="Document Map" style:family="paragraph">
      <style:paragraph-properties fo:line-height="115%" fo:margin-bottom="10.006316547399999pt" fo:margin-top="0.000000000000000pt" style:tab-stop-distance="35.461478755799995pt" style:writing-mode="lr-tb"/>
      <style:text-properties fo:country="GB" fo:font-family="Calibri" fo:font-size="11.000000000000000pt" fo:language="en" style:letter-kerning="true"/>
    </style:style>
    <style:style style:name="Appendix" style:display-name="Appendix" style:family="paragraph">
      <style:paragraph-properties fo:line-height="115%" fo:margin-bottom="5.000000000000000pt" fo:margin-left="18.000000000000000pt" fo:margin-top="12.000000000000000pt" style:tab-stop-distance="35.461478755799995pt" style:writing-mode="page">
        <style:tab-stops>
          <style:tab-stop style:position="21.60000000000pt" style:type="left" style:leader-type="none" style:leader-style="none" style:leader-width="auto" style:leader-color="font-color"/>
          <style:tab-stop style:position="18.00000000000pt" style:type="left" style:leader-type="none" style:leader-style="none" style:leader-width="auto" style:leader-color="font-color"/>
        </style:tab-stops>
      </style:paragraph-properties>
      <style:text-properties fo:country="GB" fo:font-family="Calibri" fo:font-size="16.000000000000000pt" fo:font-weight="bold" fo:language="en" style:letter-kerning="true"/>
    </style:style>
    <style:style style:name="FigureCaption" style:display-name="FigureCaption" style:family="paragraph" style:next-style-name="BodyTextIndent">
      <style:paragraph-properties fo:line-height="115%" fo:margin-bottom="12.000000000000000pt" fo:margin-top="3.000000000000000pt" fo:text-align="center" style:tab-stop-distance="35.461478755799995pt" style:writing-mode="page"/>
      <style:text-properties fo:country="GB" fo:font-family="Garamond" fo:font-size="11.000000000000000pt" fo:language="en" style:letter-kerning="true"/>
    </style:style>
    <style:style style:name="AppendixHeading1" style:display-name="AppendixHeading1" style:family="paragraph">
      <style:paragraph-properties fo:line-height="115%" fo:margin-bottom="10.006316547399999pt" fo:margin-left="36.000000000000000pt" fo:margin-top="0.000000000000000pt" style:tab-stop-distance="35.461478755799995pt" style:writing-mode="page">
        <style:tab-stops>
          <style:tab-stop style:position="28.80000000000pt" style:type="left" style:leader-type="none" style:leader-style="none" style:leader-width="auto" style:leader-color="font-color"/>
          <style:tab-stop style:position="36.00000000000pt" style:type="left" style:leader-type="none" style:leader-style="none" style:leader-width="auto" style:leader-color="font-color"/>
        </style:tab-stops>
      </style:paragraph-properties>
      <style:text-properties fo:country="GB" fo:font-family="Calibri" fo:font-size="14.000000000000000pt" fo:font-weight="bold" fo:language="en" style:letter-kerning="true"/>
    </style:style>
    <style:style style:name="AppendixHeading2" style:display-name="AppendixHeading2" style:family="paragraph">
      <style:paragraph-properties fo:line-height="115%" fo:margin-bottom="10.006316547399999pt" fo:margin-left="54.000000000000000pt" fo:margin-top="0.000000000000000pt" style:tab-stop-distance="35.461478755799995pt" style:writing-mode="page">
        <style:tab-stops>
          <style:tab-stop style:position="36.00000000000pt" style:type="left" style:leader-type="none" style:leader-style="none" style:leader-width="auto" style:leader-color="font-color"/>
          <style:tab-stop style:position="54.00000000000pt" style:type="left" style:leader-type="none" style:leader-style="none" style:leader-width="auto" style:leader-color="font-color"/>
        </style:tab-stops>
      </style:paragraph-properties>
      <style:text-properties fo:country="GB" fo:font-family="Calibri" fo:font-size="11.000000000000000pt" fo:font-weight="bold" fo:language="en" style:letter-kerning="true"/>
    </style:style>
    <style:style style:name="AbstractTitle" style:display-name="AbstractTitle" style:family="paragraph">
      <style:paragraph-properties fo:line-height="115%" fo:margin-bottom="10.006316547399999pt" fo:margin-left="28.350000000000001pt" fo:margin-right="28.000000000000000pt" fo:margin-top="12.000000000000000pt" fo:text-align="center" style:tab-stop-distance="35.461478755799995pt" style:writing-mode="page"/>
      <style:text-properties fo:country="GB" fo:font-family="Calibri" fo:font-size="11.000000000000000pt" fo:font-weight="bold" fo:language="en" style:letter-kerning="true"/>
    </style:style>
    <style:style style:name="FigureCaptionMultiLine" style:display-name="FigureCaptionMultiLine" style:family="paragraph" style:next-style-name="BodyTextIndent">
      <style:paragraph-properties fo:line-height="115%" fo:margin-bottom="12.000000000000000pt" fo:margin-top="3.000000000000000pt" fo:text-align="justify" style:tab-stop-distance="35.461478755799995pt" style:writing-mode="page"/>
      <style:text-properties fo:country="GB" fo:font-family="Garamond" fo:font-size="11.000000000000000pt" fo:language="en" style:letter-kerning="true"/>
    </style:style>
    <style:style style:name="TableCaption" style:display-name="TableCaption" style:family="paragraph" style:next-style-name="BodyTextIndent">
      <style:paragraph-properties fo:line-height="115%" fo:margin-bottom="3.000000000000000pt" fo:margin-top="3.000000000000000pt" fo:text-align="center" style:tab-stop-distance="35.461478755799995pt" style:writing-mode="page"/>
      <style:text-properties fo:country="GB" fo:font-family="Garamond" fo:font-size="11.000000000000000pt" fo:language="en" style:letter-kerning="true"/>
    </style:style>
    <style:style style:name="AbstractText" style:display-name="AbstractText" style:family="paragraph">
      <style:paragraph-properties fo:line-height="115%" fo:margin-bottom="10.006316547399999pt" fo:margin-left="28.350000000000001pt" fo:margin-right="28.000000000000000pt" fo:margin-top="0.000000000000000pt" fo:text-align="justify" style:tab-stop-distance="35.461478755799995pt" style:writing-mode="page"/>
      <style:text-properties fo:country="GB" fo:font-family="Calibri" fo:font-size="11.000000000000000pt" fo:font-weight="normal" fo:language="en" style:letter-kerning="true"/>
    </style:style>
    <style:style style:name="TitleChar" style:display-name="TitleChar" style:family="text">
      <style:text-properties fo:country="AU" fo:font-family="Garamond" fo:font-size="20.000000000000000pt" fo:font-weight="bold" fo:language="en"/>
    </style:style>
    <style:style style:name="Hyperlink" style:display-name="Hyperlink" style:family="text">
      <style:text-properties fo:color="#0000ff" style:text-underline-style="solid" style:text-underline-type="single" style:text-underline-width="auto"/>
    </style:style>
    <style:style style:name="Default_20Paragraph_20Font" style:display-name="Default Paragraph Font" style:family="text"/>
    <style:style style:name="FollowedHyperlink" style:display-name="FollowedHyperlink" style:family="text">
      <style:text-properties fo:color="#800080" style:text-underline-style="solid" style:text-underline-type="single" style:text-underline-width="auto"/>
    </style:style>
    <style:style style:name="TableCaptionChar" style:display-name="TableCaptionChar" style:family="text">
      <style:text-properties fo:country="GB" fo:font-family="Garamond" fo:language="en"/>
    </style:style>
    <style:style style:name="Document_20Map_20Char" style:display-name="Document Map Char" style:family="text"/>
    <style:style style:name="Balloon_20Text_20Char" style:display-name="Balloon Text Char" style:family="text"/>
    <style:style style:name="PageNumber" style:display-name="PageNumber" style:family="text"/>
  </office:styles>
  <office:automatic-styles>
    <style:page-layout style:name="pm1" style:page-usage="all">
      <style:page-layout-properties fo:margin-bottom="35.461478755799995pt" fo:margin-left="92.154490355799993pt" fo:margin-right="85.039517399999994pt" fo:margin-top="72.000124732000003pt" fo:padding="0.000000000000000pt" fo:page-height="842.004608283200014pt" fo:page-width="595.361661317400035pt" style:print-orientation="portrait">
    
   </style:page-layout-properties>
    </style:page-layout>
  </office:automatic-styles>
  <office:master-styles>
    <style:master-page style:name="Standard1" style:page-layout-name="pm1">
      <style:header>
        <text:p text:style-name="P1">Qt CA Framework - Getting Started</text:p>
      </style:header>
      <style:footer>
        <text:p text:style-name="P1">2</text:p>
        <text:p text:style-name="P1"/>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2.2</meta:generator>
    <dc:title/>
    <meta:initial-creator>Unknown</meta:initial-creator>
    <meta:editing-cycles>0</meta:editing-cycles>
    <dc:date>2010-12-22T16:31:41</dc:date>
    <meta:creation-date>2010-12-22T16:25:35</meta:creation-date>
    <dc:creator>Andrew Rhyder</dc:creator>
  </office:meta>
</office:document-meta>
</file>